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80000002B0D89D8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pr1" style:family="presentation" style:parent-style-name="MySQLMeetupSlide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paragraph-properties fo:line-height="150%"/>
    </style:style>
    <style:style style:name="P5" style:family="paragraph">
      <style:paragraph-properties fo:line-height="115%"/>
    </style:style>
    <style:style style:name="P6" style:family="paragraph">
      <style:paragraph-properties fo:line-height="150%"/>
      <style:text-properties fo:font-size="32pt" style:font-size-asian="32pt" style:font-size-complex="3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cc9900"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8.973cm" svg:height="5.925cm" svg:x="9.431cm" svg:y="6.8cm">
          <draw:text-box>
            <text:p text:style-name="P2"><text:span text:style-name="T1">MySQL</text:span></text:p>
            <text:p text:style-name="P2"><text:span text:style-name="T1">Tool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5cm" svg:height="3.088cm" svg:x="0.6cm" svg:y="0.6cm">
          <draw:text-box>
            <text:p text:style-name="P2"><text:span text:style-name="T1">Agenda</text:span></text:p>
          </draw:text-box>
        </draw:frame>
        <draw:frame draw:style-name="gr6" draw:text-style-name="P6" draw:layer="layout" svg:width="21.6cm" svg:height="14.508cm" svg:x="3.7cm" svg:y="3.5cm">
          <draw:text-box>
            <text:list text:style-name="L1">
              <text:list-header>
                <text:p text:style-name="P4"><text:span text:style-name="T2"/></text:p>
                <text:list>
                  <text:list-header>
                    <text:p text:style-name="P4"><text:span text:style-name="T3">Percona toolkit</text:span></text:p>
                    <text:list>
                      <text:list-item>
                        <text:p text:style-name="P5"><text:span text:style-name="T2">pt-table-checksum </text:span><text:span text:style-name="T4">[+demo]</text:span></text:p>
                      </text:list-item>
                      <text:list-item>
                        <text:p text:style-name="P5"><text:span text:style-name="T2">pt-table-sync </text:span><text:span text:style-name="T4">[+demo]</text:span></text:p>
                      </text:list-item>
                      <text:list-item>
                        <text:p text:style-name="P5"><text:span text:style-name="T2">pt-query-digest </text:span><text:span text:style-name="T4">[+demo]</text:span></text:p>
                      </text:list-item>
                      <text:list-item>
                        <text:p text:style-name="P5"><text:span text:style-name="T2">pt-slave-delay</text:span></text:p>
                      </text:list-item>
                      <text:list-item>
                        <text:p text:style-name="P5"><text:span text:style-name="T2">pt-heartbeat</text:span></text:p>
                      </text:list-item>
                      <text:list-item>
                        <text:p text:style-name="P5"><text:span text:style-name="T2">pt-online-schema-change </text:span><text:span text:style-name="T4">[+demo]</text:span></text:p>
                      </text:list-item>
                    </text:list>
                    <text:p text:style-name="P4"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5cm" svg:height="3.088cm" svg:x="0.6cm" svg:y="0.6cm">
          <draw:text-box>
            <text:p text:style-name="P2"><text:span text:style-name="T1">Agenda</text:span></text:p>
          </draw:text-box>
        </draw:frame>
        <draw:frame draw:style-name="gr6" draw:text-style-name="P6" draw:layer="layout" svg:width="21.6cm" svg:height="12.2cm" svg:x="3.7cm" svg:y="3.5cm">
          <draw:text-box>
            <text:list text:style-name="L1">
              <text:list-header>
                <text:p text:style-name="P4"><text:span text:style-name="T2"/></text:p>
                <text:list>
                  <text:list-header>
                    <text:p text:style-name="P4"><text:span text:style-name="T3">Openark kit</text:span></text:p>
                    <text:list>
                      <text:list-item>
                        <text:p text:style-name="P5"><text:span text:style-name="T2">Oak-online-alter-table</text:span></text:p>
                      </text:list-item>
                      <text:list-item>
                        <text:p text:style-name="P5"><text:span text:style-name="T2">Oak-show-limits </text:span><text:span text:style-name="T4">[+demo]</text:span></text:p>
                      </text:list-item>
                      <text:list-item>
                        <text:p text:style-name="P5"><text:span text:style-name="T2">Oak-kill-slow-queries </text:span><text:span text:style-name="T4">[+demo]</text:span></text:p>
                      </text:list-item>
                      <text:list-item>
                        <text:p text:style-name="P5"><text:span text:style-name="T2">Oak-prepare-shutdown</text:span></text:p>
                      </text:list-item>
                    </text:list>
                    <text:p text:style-name="P4"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5cm" svg:height="3.088cm" svg:x="0.6cm" svg:y="0.6cm">
          <draw:text-box>
            <text:p text:style-name="P2"><text:span text:style-name="T1">Agenda</text:span></text:p>
          </draw:text-box>
        </draw:frame>
        <draw:frame draw:style-name="gr6" draw:text-style-name="P6" draw:layer="layout" svg:width="21.6cm" svg:height="13.053cm" svg:x="3.7cm" svg:y="3.5cm">
          <draw:text-box>
            <text:list text:style-name="L1">
              <text:list-header>
                <text:p text:style-name="P4"><text:span text:style-name="T2"/></text:p>
                <text:list>
                  <text:list-header>
                    <text:p text:style-name="P4"><text:span text:style-name="T3">MySQL Utilities</text:span></text:p>
                    <text:list>
                      <text:list-item>
                        <text:p text:style-name="P5"><text:span text:style-name="T2">mysqldbcopy</text:span></text:p>
                      </text:list-item>
                      <text:list-item>
                        <text:p text:style-name="P5"><text:span text:style-name="T2">mysqluserclone</text:span></text:p>
                      </text:list-item>
                      <text:list-item>
                        <text:p text:style-name="P5"><text:span text:style-name="T2">mysqldbcompare</text:span></text:p>
                      </text:list-item>
                      <text:list-item>
                        <text:p text:style-name="P5"><text:span text:style-name="T2">mysqlfailover</text:span></text:p>
                      </text:list-item>
                      <text:list-item>
                        <text:p text:style-name="P5"><text:span text:style-name="T2">mysqlreplicate </text:span><text:span text:style-name="T4">[+demo]</text:span></text:p>
                      </text:list-item>
                    </text:list>
                    <text:p text:style-name="P4"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SQLMeetupSlides" presentation:presentation-page-layout-name="AL1T0">
        <office:forms form:automatic-focus="false" form:apply-design-mode="false"/>
        <draw:g>
          <draw:frame draw:style-name="gr1" draw:text-style-name="P1" draw:layer="layout" svg:width="12.6cm" svg:height="1.749cm" svg:x="0.4cm" svg:y="18.808cm">
            <draw:text-box>
              <text:p text:style-name="P1">Bristol &amp; South West </text:p>
              <text:p text:style-name="P1">MySQL</text:p>
            </draw:text-box>
          </draw:frame>
          <draw:frame draw:style-name="gr2" draw:text-style-name="P2" draw:layer="layout" svg:width="2.4cm" svg:height="0.992cm" svg:x="2.6cm" svg:y="19.608cm">
            <draw:image xlink:href="Pictures/10000201000000680000002B0D89D817.png" xlink:type="simple" xlink:show="embed" xlink:actuate="onLoad">
              <text:p/>
            </draw:image>
          </draw:frame>
        </draw:g>
        <draw:frame draw:style-name="gr3" draw:layer="layout" svg:width="10.8cm" svg:height="0.962cm" svg:x="23.4cm" svg:y="19.638cm">
          <draw:text-box>
            <text:p>MySQL Tools</text:p>
          </draw:text-box>
        </draw:frame>
        <draw:frame draw:style-name="gr4" draw:text-style-name="P3" draw:layer="layout" svg:width="9.265cm" svg:height="3.088cm" svg:x="0.6cm" svg:y="0.6cm">
          <draw:text-box>
            <text:p text:style-name="P2"><text:span text:style-name="T1">Agenda</text:span></text:p>
          </draw:text-box>
        </draw:frame>
        <draw:frame draw:style-name="gr6" draw:text-style-name="P6" draw:layer="layout" svg:width="21.6cm" svg:height="13.053cm" svg:x="3.7cm" svg:y="3.5cm">
          <draw:text-box>
            <text:list text:style-name="L1">
              <text:list-header>
                <text:p text:style-name="P4"><text:span text:style-name="T2"/></text:p>
                <text:list>
                  <text:list-header>
                    <text:p text:style-name="P4"><text:span text:style-name="T3">Other tools</text:span></text:p>
                    <text:list>
                      <text:list-item>
                        <text:p text:style-name="P5"><text:span text:style-name="T2">mysqldbcopy</text:span></text:p>
                      </text:list-item>
                      <text:list-item>
                        <text:p text:style-name="P5"><text:span text:style-name="T2">mysqluserclone</text:span></text:p>
                      </text:list-item>
                      <text:list-item>
                        <text:p text:style-name="P5"><text:span text:style-name="T2">mysqldbcompare</text:span></text:p>
                      </text:list-item>
                      <text:list-item>
                        <text:p text:style-name="P5"><text:span text:style-name="T2">mysqlfailover</text:span></text:p>
                      </text:list-item>
                      <text:list-item>
                        <text:p text:style-name="P5"><text:span text:style-name="T2">mysqlreplicate </text:span><text:span text:style-name="T4">[+demo]</text:span></text:p>
                      </text:list-item>
                    </text:list>
                    <text:p text:style-name="P4"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SQLMeetupSlides-background" style:family="presentation">
      <style:graphic-properties draw:stroke="none" draw:fill="solid" draw:fill-color="#c5000b" draw:fill-image-width="0cm" draw:fill-image-height="0cm"/>
      <style:text-properties style:letter-kerning="true"/>
    </style:style>
    <style:style style:name="MySQLMeetup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SQLMeetupSlid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SQLMeetupSlides-outline1" style:family="presentation">
      <style:graphic-properties draw:stroke="none" draw:fill="none" draw:auto-grow-height="false" draw:fit-to-size="shrink-to-fit">
        <text:list-style style:name="MySQLMeetup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SQLMeetupSlides-outline2" style:family="presentation" style:parent-style-name="MySQLMeetup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ySQLMeetupSlides-outline3" style:family="presentation" style:parent-style-name="MySQLMeetup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ySQLMeetupSlides-outline4" style:family="presentation" style:parent-style-name="MySQLMeetup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ySQLMeetupSlides-outline5" style:family="presentation" style:parent-style-name="MySQLMeetup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6" style:family="presentation" style:parent-style-name="MySQLMeetup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7" style:family="presentation" style:parent-style-name="MySQLMeetup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8" style:family="presentation" style:parent-style-name="MySQLMeetup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outline9" style:family="presentation" style:parent-style-name="MySQLMeetup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SQLMeetupSlides-subtitle" style:family="presentation">
      <style:graphic-properties draw:stroke="none" draw:fill="solid" draw:fill-color="#cc0000" draw:fill-image-width="0cm" draw:fill-image-height="0cm" draw:textarea-vertical-align="middle">
        <text:list-style style:name="MySQLMeetup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SQLMeetupSlides-title" style:family="presentation">
      <style:graphic-properties draw:stroke="none" draw:fill="none" draw:textarea-vertical-align="middle">
        <text:list-style style:name="MySQLMeetup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5000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SQLMeetup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SQLMeetup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SQLMeetup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SQLMeetupSlides" style:page-layout-name="PM1" draw:style-name="Mdp1">
      <draw:frame presentation:style-name="MySQLMeetupSlides-title" draw:layer="backgroundobjects" svg:width="25.199cm" svg:height="3.506cm" svg:x="1.4cm" svg:y="0.837cm" presentation:class="title" presentation:placeholder="true">
        <draw:text-box/>
      </draw:frame>
      <draw:frame presentation:style-name="MySQLMeetup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ySQLMeetupSlides-title" draw:layer="backgroundobjects" svg:width="14.848cm" svg:height="11.136cm" svg:x="3.075cm" svg:y="2.257cm" presentation:class="page"/>
        <draw:frame presentation:style-name="MySQLMeetup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09:51:25.152004000</meta:creation-date>
    <dc:date>2013-10-09T11:00:55.734392000</dc:date>
    <meta:editing-duration>PT13M42S</meta:editing-duration>
    <meta:editing-cycles>1</meta:editing-cycles>
    <meta:generator>LibreOffice/4.2.4.2$Linux_X86_64 LibreOffice_project/420$Build-2</meta:generator>
    <meta:document-statistic meta:object-count="60"/>
  </office:meta>
</office:document-meta>
</file>